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 proc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utilizando NIOSII/f a 143 Mhz nível de otmização 0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Teste 1 – tempo preenchimento matrix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ipo desenho</text:p>
          </table:table-cell>
          <table:table-cell office:value-type="string" calcext:value-type="string">
            <text:p>gradiente</text:p>
          </table:table-cell>
          <table:table-cell office:value-type="string" calcext:value-type="string">
            <text:p>cor sólida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Tamanho Bloco escrita</text:p>
          </table:table-cell>
          <table:table-cell table:style-name="ce5" office:value-type="string" calcext:value-type="string" table:number-columns-spanned="2" table:number-rows-spanned="1">
            <text:p>Tempo para Preencher matriz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239" calcext:value-type="float">
            <text:p>239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199" calcext:value-type="float">
            <text:p>199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31:07.748501310</meta:creation-date>
    <dc:date>2019-03-21T18:02:31.632238174</dc:date>
    <meta:editing-duration>PT31M25S</meta:editing-duration>
    <meta:editing-cycles>5</meta:editing-cycles>
    <meta:generator>LibreOffice/6.0.7.3$Linux_X86_64 LibreOffice_project/00m0$Build-3</meta:generator>
    <meta:document-statistic meta:table-count="1" meta:cell-count="16" meta:object-count="0"/>
  </office:meta>
</office:document-meta>
</file>